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aa0e" officeooo:paragraph-rsid="0002aa0e"/>
    </style:style>
    <style:style style:name="T1" style:family="text">
      <style:text-properties officeooo:rsid="0002aa0e"/>
    </style:style>
    <style:style style:name="T2" style:family="text">
      <style:text-properties officeooo:rsid="00032c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span text:style-name="T1">Idee: </text:span></text:p>
      <text:p text:style-name="P1">Ein Verwaltungsprogramm zum anlegen, auslesen, bearbeiten und löschen von Kunden für den öffentlichen Dienst. In erster Linie sollen die persönlichen Daten <text:span text:style-name="T2">und die Anschrift </text:span>gespeicher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2:09:17.652510000</meta:creation-date>
    <dc:date>2015-03-30T12:14:35.279093000</dc:date>
    <meta:editing-duration>PT5M20S</meta:editing-duration>
    <meta:editing-cycles>2</meta:editing-cycles>
    <meta:generator>LibreOffice/4.3.0.4$MacOSX_X86_64 LibreOffice_project/62ad5818884a2fc2e5780dd45466868d41009ec0</meta:generator>
    <meta:document-statistic meta:table-count="0" meta:image-count="0" meta:object-count="0" meta:page-count="1" meta:paragraph-count="2" meta:word-count="27" meta:character-count="200" meta:non-whitespace-character-count="173"/>
  </office:meta>
</office:document-meta>
</file>